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paragraph-rsid="00277301"/>
    </style:style>
    <style:style style:name="P2" style:family="paragraph" style:parent-style-name="Text_20_body">
      <style:text-properties officeooo:rsid="002c975f" officeooo:paragraph-rsid="002c975f"/>
    </style:style>
    <style:style style:name="P3" style:family="paragraph" style:parent-style-name="Text_20_body">
      <style:text-properties officeooo:rsid="002cb205" officeooo:paragraph-rsid="002cb205"/>
    </style:style>
    <style:style style:name="P4" style:family="paragraph" style:parent-style-name="Heading_20_2">
      <style:text-properties officeooo:paragraph-rsid="002cb205"/>
    </style:style>
    <style:style style:name="P5" style:family="paragraph" style:parent-style-name="Heading_20_3">
      <style:paragraph-properties fo:break-before="page"/>
      <style:text-properties officeooo:rsid="002cb205" officeooo:paragraph-rsid="002cb205"/>
    </style:style>
    <style:style style:name="P6" style:family="paragraph" style:parent-style-name="Heading_20_3">
      <style:paragraph-properties fo:margin-top="0.801cm" fo:margin-bottom="0.25cm" loext:contextual-spacing="false"/>
    </style:style>
    <style:style style:name="P7" style:family="paragraph" style:parent-style-name="Heading_20_1" style:master-page-name="Right_20_Page">
      <style:paragraph-properties style:page-number="auto"/>
      <style:text-properties officeooo:rsid="002cb205" officeooo:paragraph-rsid="002cb205"/>
    </style:style>
    <style:style style:name="T1" style:family="text">
      <style:text-properties officeooo:rsid="00289ad9"/>
    </style:style>
    <style:style style:name="T2" style:family="text">
      <style:text-properties officeooo:rsid="002a6ead"/>
    </style:style>
    <style:style style:name="T3" style:family="text">
      <style:text-properties officeooo:rsid="002c975f"/>
    </style:style>
    <style:style style:name="T4" style:family="text">
      <style:text-properties officeooo:rsid="002cb205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P7" text:outline-level="1">Somewhere Over the Rainbow</text:h>
      <text:h text:style-name="P4" text:outline-level="2">(<text:span text:style-name="T4">Israel Kamakawiwo'ole</text:span>)</text:h>
      <text:p text:style-name="Text_20_body">Time Signature: 4/4</text:p>
      <text:p text:style-name="Text_20_body">Chords: Am, C, <text:span text:style-name="T4">Em, </text:span>F<text:span text:style-name="T1">, </text:span>G</text:p>
      <text:p text:style-name="Text_20_body">Tempo: <text:span text:style-name="T1">8</text:span>0 - <text:span text:style-name="T1">10</text:span>0 BPM</text:p>
      <text:p text:style-name="P1"/>
      <text:h text:style-name="P5" text:outline-level="3">[VERSE 1]</text:h>
      <text:p text:style-name="P3">C <text:s text:c="8"/>Em</text:p>
      <text:p text:style-name="P3">Somewhere over the rainbow</text:p>
      <text:p text:style-name="P3">F <text:s text:c="5"/>C</text:p>
      <text:p text:style-name="P3">Way up high</text:p>
      <text:p text:style-name="P3">F <text:s text:c="7"/>C</text:p>
      <text:p text:style-name="P3">And the dreams that you dreamed of</text:p>
      <text:p text:style-name="P3">G <text:s text:c="14"/>Am <text:s text:c="2"/>F</text:p>
      <text:p text:style-name="P3">Once in a lullaby</text:p>
      <text:p text:style-name="P3">C <text:s text:c="8"/>Em</text:p>
      <text:p text:style-name="P3">Somewhere over the rainbow</text:p>
      <text:p text:style-name="P3">F <text:s text:c="9"/>C</text:p>
      <text:p text:style-name="P3">Blue birds fly</text:p>
      <text:p text:style-name="P3">F <text:s text:c="6"/>C</text:p>
      <text:p text:style-name="P3">And the dreams that you dreamed of</text:p>
      <text:p text:style-name="P3">G <text:s text:c="20"/>Am <text:s text:c="4"/>F</text:p>
      <text:p text:style-name="P3">Dreams really do come true</text:p>
      <text:h text:style-name="Heading_20_3" text:outline-level="3">[CHORUS]</text:h>
      <text:p text:style-name="P3">C</text:p>
      <text:p text:style-name="P3">Someday I'll wish upon a star</text:p>
      <text:p text:style-name="P3">Em <text:s text:c="22"/></text:p>
      <text:p text:style-name="P3">Wake up where the clouds </text:p>
      <text:p text:style-name="P3"><text:s text:c="12"/>Am <text:s text:c="4"/>F</text:p>
      <text:p text:style-name="P3">are far behind me</text:p>
      <text:p text:style-name="P3">C</text:p>
      <text:p text:style-name="P3">Where trouble melts like lemon drops</text:p>
      <text:p text:style-name="P3">Em <text:s text:c="25"/></text:p>
      <text:p text:style-name="P3">High above the chimney tops </text:p>
      <text:p text:style-name="P3"><text:s text:c="5"/>Am <text:s text:c="11"/>F</text:p>
      <text:p text:style-name="P3">is where you'll find me</text:p>
      <text:h text:style-name="Heading_20_3" text:outline-level="3">[VERSE 2]</text:h>
      <text:p text:style-name="P3">C <text:s text:c="8"/>Em <text:s text:c="14"/></text:p>
      <text:p text:style-name="P3">Somewhere over the rainbow</text:p>
      <text:p text:style-name="P3">F <text:s text:c="7"/>C</text:p>
      <text:p text:style-name="P3">Bluebirds fly</text:p>
      <text:p text:style-name="P3">F <text:s text:c="6"/>C <text:s text:c="24"/></text:p>
      <text:p text:style-name="P3">And the dreams that you dare to</text:p>
      <text:p text:style-name="P3">G <text:s text:c="17"/>Am <text:s text:c="4"/>F</text:p>
      <text:p text:style-name="P3">Oh why oh why can't I</text:p>
      <text:h text:style-name="P6" text:outline-level="3"><text:soft-page-break/>[CHORUS]</text:h>
      <text:p text:style-name="P3">C</text:p>
      <text:p text:style-name="P3">Someday I'll wish upon a star</text:p>
      <text:p text:style-name="P3">Em <text:s text:c="34"/>Am <text:s text:c="4"/>F</text:p>
      <text:p text:style-name="P3">Wake up where the clouds are far behind me</text:p>
      <text:p text:style-name="P3">C</text:p>
      <text:p text:style-name="P3">Where trouble melts like lemon drops</text:p>
      <text:p text:style-name="P3">Em <text:s text:c="25"/></text:p>
      <text:p text:style-name="P3">High above the chimney tops </text:p>
      <text:p text:style-name="P3"><text:s text:c="5"/>Am <text:s text:c="11"/>F</text:p>
      <text:p text:style-name="P3">is where you'll find me</text:p>
      <text:h text:style-name="Heading_20_3" text:outline-level="3">[VERSE 3]</text:h>
      <text:p text:style-name="P3">C <text:s text:c="9"/>Em</text:p>
      <text:p text:style-name="P3">Somewhere over the rainbow</text:p>
      <text:p text:style-name="P3">F <text:s text:c="5"/>C</text:p>
      <text:p text:style-name="P3">Way up high</text:p>
      <text:p text:style-name="P3">F <text:s text:c="7"/>C <text:s text:c="24"/></text:p>
      <text:p text:style-name="P3">And the dreams that you dare to</text:p>
      <text:p text:style-name="P3">G <text:s text:c="17"/>Am <text:s text:c="2"/>F</text:p>
      <text:p text:style-name="P3">Oh why oh why can't I</text:p>
      <text:h text:style-name="Heading_20_3" text:outline-level="3">[OUTRO]</text:h>
      <text:p text:style-name="P3">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Helvetica Neue" svg:font-family="'Helvetica Neue', Helvetica, Roboto, Arial, sans-serif"/>
    <style:font-face style:name="FreeSans1" svg:font-family="FreeSans" style:font-family-generic="swiss"/>
    <style:font-face style:name="Courier New2" svg:font-family="'Courier New'" style:font-family-generic="modern" style:font-pitch="fixed"/>
    <style:font-face style:name="Liberation Mono" svg:font-family="'Liberation Mono'" style:font-family-generic="modern" style:font-pitch="fixed"/>
    <style:font-face style:name="Courier New1" svg:font-family="'Courier New'" style:font-adornments="Bold" style:font-pitch="variable"/>
    <style:font-face style:name="Courier New" svg:font-family="'Courier New'" style:font-adornments="Regular" style:font-pitch="variable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CA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loext:contextual-spacing="false" fo:line-height="100%" style:writing-mode="page"/>
      <style:text-properties style:font-name="Courier New" fo:font-family="'Courier New'" style:font-style-name="Regular" style:font-pitch="variable" fo:font-size="17pt" style:font-size-asian="10.5pt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Quotations" style:family="paragraph" style:parent-style-name="Standard" style:class="html">
      <style:paragraph-properties fo:margin-left="1cm" fo:margin-right="1cm" fo:margin-top="0cm" fo:margin-bottom="0.499cm" loext:contextual-spacing="false" fo:text-indent="0cm" style:auto-text-indent="false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106cm" fo:margin-bottom="0.212cm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page"/>
      <style:text-properties style:font-name="Courier New1" fo:font-family="'Courier New'" style:font-style-name="Bold" style:font-pitch="variable" fo:font-size="22pt" style:text-underline-style="solid" style:text-underline-width="auto" style:text-underline-color="font-color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 style:master-page-name="">
      <style:paragraph-properties fo:margin-top="0cm" fo:margin-bottom="0cm" loext:contextual-spacing="false" style:page-number="auto" style:writing-mode="page"/>
      <style:text-properties style:font-name="Courier New" fo:font-family="'Courier New'" style:font-style-name="Regular" style:font-pitch="variable" fo:font-size="20pt" fo:font-weight="bold" style:font-size-asian="115%" style:font-weight-asian="bold" style:font-size-complex="115%" style:font-weight-complex="60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5cm" fo:margin-bottom="0.25cm" loext:contextual-spacing="false" fo:text-indent="0cm" style:auto-text-indent="false" style:writing-mode="page"/>
      <style:text-properties fo:color="#000000" style:font-name="Courier New1" fo:font-family="'Courier New'" style:font-style-name="Bold" style:font-pitch="variable" fo:font-size="18pt" fo:font-weight="bold" style:font-size-asian="14pt" style:font-weight-asian="bold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Courier New2" style:font-family-asian="'Courier New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 style:page-usage="left">
      <style:page-layout-properties fo:page-width="21.001cm" fo:page-height="32cm" style:num-format="1" style:print-orientation="portrait" fo:margin-top="0.75cm" fo:margin-bottom="0.75cm" fo:margin-left="0.75cm" fo:margin-right="3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right">
      <style:page-layout-properties fo:page-width="21.001cm" fo:page-height="32cm" style:num-format="1" style:print-orientation="portrait" fo:margin-top="0.75cm" fo:margin-bottom="0.75cm" fo:margin-left="3cm" fo:margin-right="0.7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Left_20_Page" style:display-name="Left Page" style:page-layout-name="Mpm2" style:next-style-name="Right_20_Page"/>
    <style:master-page style:name="Right_20_Page" style:display-name="Right Page" style:page-layout-name="Mpm3" style:next-style-name="Left_20_Page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4-03T11:19:31.134214000</meta:creation-date>
    <meta:editing-duration>PT4H19M44S</meta:editing-duration>
    <meta:editing-cycles>31</meta:editing-cycles>
    <meta:generator>LibreOffice/4.3.3.2$Linux_X86_64 LibreOffice_project/430m0$Build-2</meta:generator>
    <dc:title>Lyrics + Chords</dc:title>
    <dc:date>2017-05-25T20:54:22.803147743</dc:date>
    <meta:print-date>2017-04-03T12:23:29.985893000</meta:print-date>
    <meta:document-statistic meta:table-count="0" meta:image-count="0" meta:object-count="0" meta:page-count="3" meta:paragraph-count="66" meta:word-count="220" meta:character-count="1329" meta:non-whitespace-character-count="781"/>
    <meta:template xlink:type="simple" xlink:actuate="onRequest" xlink:title="Lyrics + Chords" xlink:href="../../../Library/Application%20Support/LibreOffice/4/user/template/Lyrics%20+%20Chords1.ott" meta:date="2017-04-03T11:19:30.791017000"/>
  </office:meta>
</office:document-meta>
</file>